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3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22:56:55.981785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10T22:58:07.075066743</dc:date>
    <dc:creator>Jesus Castagnetto</dc:creator>
    <meta:editing-duration>P7DT10H2M31S</meta:editing-duration>
    <meta:editing-cycles>633</meta:editing-cycles>
    <meta:generator>LibreOffice/7.1.5.2$Linux_X86_64 LibreOffice_project/10$Build-2</meta:generator>
    <meta:document-statistic meta:table-count="1" meta:cell-count="6168" meta:object-count="0"/>
  </office:meta>
</office:document-meta>
</file>